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Berlin Sans FB" svg:font-family="&quot;Berlin Sans FB&quot;"/>
    <style:font-face style:name="Euphemia" svg:font-family="Euphem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3C7D22" style:repeat-content="false"/>
      <style:paragraph-properties fo:text-align="start" fo:margin-left="0.353cm"/>
      <style:text-properties fo:color="#FFFFFF" style:font-name="Berlin Sans FB" style:font-name-asian="Berlin Sans FB" style:font-name-complex="Berlin Sans FB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background-color="#3C7D22" style:repeat-content="false"/>
      <style:paragraph-properties fo:text-align="center"/>
      <style:text-properties fo:color="#FFFFFF" style:font-name="Berlin Sans FB" style:font-name-asian="Berlin Sans FB" style:font-name-complex="Berlin Sans FB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3C7D22" style:repeat-content="false"/>
      <style:paragraph-properties fo:text-align="center"/>
      <style:text-properties fo:color="#FFFFFF" style:font-name="Berlin Sans FB" style:font-name-asian="Berlin Sans FB" style:font-name-complex="Berlin Sans FB" fo:font-size="12pt" style:font-size-asian="12pt" style:font-size-complex="12pt" fo:font-weight="bold" style:font-weight-asian="bold" style:font-weight-complex="bold"/>
    </style:style>
    <style:style style:name="ce8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DAF2D0" style:repeat-content="false"/>
      <style:paragraph-properties fo:text-align="start" fo:margin-left="0.353cm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9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DAF2D0" style:repeat-content="false"/>
      <style:paragraph-properties fo:text-align="start" fo:margin-left="0.353cm"/>
      <style:text-properties fo:color="#000000" style:font-name="Euphemia" style:font-name-asian="Euphemia" style:font-name-complex="Euphemia"/>
    </style:style>
    <style:style style:name="ce10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F2CEEF" style:repeat-content="false"/>
      <style:paragraph-properties fo:text-align="start" fo:margin-left="0.353cm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11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F2CEEF" style:repeat-content="false"/>
      <style:paragraph-properties fo:text-align="start" fo:margin-left="0.353cm"/>
      <style:text-properties fo:color="#000000" style:font-name="Euphemia" style:font-name-asian="Euphemia" style:font-name-complex="Euphemia"/>
    </style:style>
    <style:style style:name="ce12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DAF2D0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13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F2CEEF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fo:background-color="#ADADAD"/>
      <style:text-properties fo:color="#FFFFFF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E3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D900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0F9ED5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64C74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AF2D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2CEE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_50_0_37__32_-_32__202_nfase6" style:data-style-name="N0">
      <style:table-cell-properties fo:border-top="none" fo:border-bottom="thin solid #000000" fo:border-left="none" fo:border-right="none" style:vertical-align="middle" fo:wrap-option="wrap" fo:background-color="#56C501" style:repeat-content="false"/>
      <style:paragraph-properties fo:text-align="start" fo:margin-left="0.353cm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25" style:family="table-cell" style:parent-style-name="_50_0_37__32_-_32__202_nfase6" style:data-style-name="N0">
      <style:table-cell-properties fo:border-top="none" fo:border-bottom="thin solid #000000" fo:border-left="none" fo:border-right="none" style:vertical-align="middle" fo:wrap-option="wrap" fo:background-color="#56C501" style:repeat-content="false"/>
      <style:paragraph-properties fo:text-align="start" fo:margin-left="0.353cm"/>
      <style:text-properties fo:color="#000000" style:font-name="Euphemia" style:font-name-asian="Euphemia" style:font-name-complex="Euphemia"/>
    </style:style>
    <style:style style:name="ce26" style:family="table-cell" style:parent-style-name="_50_0_37__32_-_32__202_nfase6" style:data-style-name="N0">
      <style:table-cell-properties fo:border-top="none" fo:border-bottom="thin solid #000000" fo:border-left="none" fo:border-right="none" style:vertical-align="middle" fo:wrap-option="wrap" fo:background-color="#56C501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0F9ED5" style:repeat-content="false"/>
      <style:paragraph-properties fo:text-align="center"/>
      <style:text-properties fo:color="#FFFFFF" style:font-name="Euphemia" style:font-name-asian="Euphemia" style:font-name-complex="Euphemia" fo:font-weight="bold" style:font-weight-asian="bold" style:font-weight-complex="bold"/>
    </style:style>
    <style:style style:name="ce28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56C501" style:repeat-content="false"/>
      <style:paragraph-properties fo:text-align="start" fo:margin-left="0.353cm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29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56C501" style:repeat-content="false"/>
      <style:paragraph-properties fo:text-align="start" fo:margin-left="0.353cm"/>
      <style:text-properties fo:color="#000000" style:font-name="Euphemia" style:font-name-asian="Euphemia" style:font-name-complex="Euphemia"/>
    </style:style>
    <style:style style:name="ce30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56C501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56C501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D900" style:repeat-content="false"/>
      <style:paragraph-properties fo:text-align="center"/>
      <style:text-properties style:font-name="Euphemia" style:font-name-asian="Euphemia" style:font-name-complex="Euphemia" fo:font-weight="bold" style:font-weight-asian="bold" style:font-weight-complex="bold"/>
    </style:style>
    <style:style style:name="ce34" style:family="table-cell" style:parent-style-name="_50_0_37__32_-_32__202_nfase6" style:data-style-name="N0">
      <style:table-cell-properties fo:border-top="thin solid #000000" fo:border-bottom="none" fo:border-left="none" fo:border-right="none" style:vertical-align="middle" fo:wrap-option="wrap" fo:background-color="#DAF2D0" style:repeat-content="false"/>
      <style:paragraph-properties fo:text-align="start" fo:margin-left="0.353cm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35" style:family="table-cell" style:parent-style-name="_50_0_37__32_-_32__202_nfase6" style:data-style-name="N0">
      <style:table-cell-properties fo:border-top="thin solid #000000" fo:border-bottom="none" fo:border-left="none" fo:border-right="none" style:vertical-align="middle" fo:wrap-option="wrap" fo:background-color="#DAF2D0" style:repeat-content="false"/>
      <style:paragraph-properties fo:text-align="start" fo:margin-left="0.353cm"/>
      <style:text-properties fo:color="#000000" style:font-name="Euphemia" style:font-name-asian="Euphemia" style:font-name-complex="Euphemia"/>
    </style:style>
    <style:style style:name="ce36" style:family="table-cell" style:parent-style-name="_50_0_37__32_-_32__202_nfase6" style:data-style-name="N0">
      <style:table-cell-properties fo:border-top="thin solid #000000" fo:border-bottom="none" fo:border-left="none" fo:border-right="none" style:vertical-align="middle" fo:wrap-option="wrap" fo:background-color="#DAF2D0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37" style:family="table-cell" style:parent-style-name="_50_0_37__32_-_32__202_nfase6" style:data-style-name="N0">
      <style:table-cell-properties fo:border-top="thin solid #000000" fo:border-bottom="none" fo:border-left="none" fo:border-right="none" style:vertical-align="middle" fo:wrap-option="wrap" fo:background-color="#64C740" style:repeat-content="false"/>
      <style:paragraph-properties fo:text-align="start" fo:margin-left="0.353cm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38" style:family="table-cell" style:parent-style-name="_50_0_37__32_-_32__202_nfase6" style:data-style-name="N0">
      <style:table-cell-properties fo:border-top="thin solid #000000" fo:border-bottom="none" fo:border-left="none" fo:border-right="none" style:vertical-align="middle" fo:wrap-option="wrap" fo:background-color="#64C740" style:repeat-content="false"/>
      <style:paragraph-properties fo:text-align="start" fo:margin-left="0.353cm"/>
      <style:text-properties fo:color="#000000" style:font-name="Euphemia" style:font-name-asian="Euphemia" style:font-name-complex="Euphemia"/>
    </style:style>
    <style:style style:name="ce39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DAF2D0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40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64C740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color="#186C24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color="#186C24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color="#C00000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color="#C0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fo:color="#215C98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FFFFFF" style:repeat-content="false"/>
      <style:paragraph-properties fo:text-align="center"/>
      <style:text-properties fo:color="#215C98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A02B93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background-color="#A02B93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FFFFFF" style:repeat-content="false"/>
      <style:paragraph-properties fo:text-align="center"/>
      <style:text-properties fo:color="#186C24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FFFFFF" style:repeat-content="false"/>
      <style:paragraph-properties fo:text-align="center"/>
      <style:text-properties fo:color="#C0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FFFF" style:repeat-content="false"/>
      <style:paragraph-properties fo:text-align="center"/>
      <style:text-properties fo:color="#215C98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13.626041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3.54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29.25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ro7" style:family="table-row">
      <style:table-row-properties style:row-height="57.7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ro10" style:family="table-row">
      <style:table-row-properties style:row-height="4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48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50.25pt" style:use-optimal-row-height="tru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21pt" style:use-optimal-row-height="false" fo:break-before="auto"/>
    </style:style>
    <style:style style:name="ro18" style:family="table-row">
      <style:table-row-properties style:row-height="21.75pt" style:use-optimal-row-height="false" fo:break-before="auto"/>
    </style:style>
    <style:style style:name="ro19" style:family="table-row">
      <style:table-row-properties style:row-height="22.5pt" style:use-optimal-row-height="false" fo:break-before="auto"/>
    </style:style>
    <style:style style:name="ro20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_50_0_37__32_-_32__202_nfase6" style:data-style-name="N0">
      <style:table-cell-properties fo:border-top="none" fo:border-bottom="thin solid #000000" fo:border-left="none" fo:border-right="none" style:vertical-align="middle" fo:wrap-option="wrap" fo:background-color="#56C501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  <style:map style:condition="of:cell-content()=&quot;Desejável&quot;" style:apply-style-name="cf1"/>
      <style:map style:condition="of:cell-content()=&quot;Importante&quot;" style:apply-style-name="cf2"/>
      <style:map style:condition="of:cell-content()=&quot;Essencial&quot;" style:apply-style-name="cf3"/>
    </style:style>
    <style:style style:name="ce58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DAF2D0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  <style:map style:condition="of:cell-content()=&quot;Desejável&quot;" style:apply-style-name="cf1"/>
      <style:map style:condition="of:cell-content()=&quot;Importante&quot;" style:apply-style-name="cf2"/>
      <style:map style:condition="of:cell-content()=&quot;Essencial&quot;" style:apply-style-name="cf3"/>
    </style:style>
    <style:style style:name="ce59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56C501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  <style:map style:condition="of:cell-content()=&quot;Desejável&quot;" style:apply-style-name="cf1"/>
      <style:map style:condition="of:cell-content()=&quot;Importante&quot;" style:apply-style-name="cf2"/>
      <style:map style:condition="of:cell-content()=&quot;Essencial&quot;" style:apply-style-name="cf3"/>
    </style:style>
    <style:style style:name="ce60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F2CEEF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  <style:map style:condition="of:cell-content()=&quot;Desejável&quot;" style:apply-style-name="cf1"/>
      <style:map style:condition="of:cell-content()=&quot;Importante&quot;" style:apply-style-name="cf2"/>
      <style:map style:condition="of:cell-content()=&quot;Essencial&quot;" style:apply-style-name="cf3"/>
    </style:style>
    <style:style style:name="ce61" style:family="table-cell" style:parent-style-name="_50_0_37__32_-_32__202_nfase6" style:data-style-name="N0">
      <style:table-cell-properties fo:border-top="thin solid #000000" fo:border-bottom="none" fo:border-left="none" fo:border-right="none" style:vertical-align="middle" fo:wrap-option="wrap" fo:background-color="#DAF2D0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  <style:map style:condition="of:cell-content()=&quot;Desejável&quot;" style:apply-style-name="cf1"/>
      <style:map style:condition="of:cell-content()=&quot;Importante&quot;" style:apply-style-name="cf2"/>
      <style:map style:condition="of:cell-content()=&quot;Essencial&quot;" style:apply-style-name="cf3"/>
    </style:style>
    <style:style style:name="ce62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DAF2D0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  <style:map style:condition="of:cell-content()=&quot;Desejável&quot;" style:apply-style-name="cf1"/>
      <style:map style:condition="of:cell-content()=&quot;Importante&quot;" style:apply-style-name="cf2"/>
      <style:map style:condition="of:cell-content()=&quot;Essencial&quot;" style:apply-style-name="cf3"/>
    </style:style>
    <style:style style:name="ce63" style:family="table-cell" style:parent-style-name="_50_0_37__32_-_32__202_nfase6" style:data-style-name="N0">
      <style:table-cell-properties fo:border-top="thin solid #000000" fo:border-bottom="thin solid #000000" fo:border-left="none" fo:border-right="none" style:vertical-align="middle" fo:wrap-option="wrap" fo:background-color="#64C740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  <style:map style:condition="of:cell-content()=&quot;Desejável&quot;" style:apply-style-name="cf1"/>
      <style:map style:condition="of:cell-content()=&quot;Importante&quot;" style:apply-style-name="cf2"/>
      <style:map style:condition="of:cell-content()=&quot;Essencial&quot;" style:apply-style-name="cf3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56C501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  <style:map style:condition="of:cell-content()=&quot;Andamento&quot;" style:apply-style-name="cf4"/>
      <style:map style:condition="of:cell-content()=&quot;Concluido&quot;" style:apply-style-name="cf5"/>
      <style:map style:condition="of:cell-content()=&quot;Pendente&quot;" style:apply-style-name="cf6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Euphemia" style:font-name-asian="Euphemia" style:font-name-complex="Euphemia" fo:font-weight="bold" style:font-weight-asian="bold" style:font-weight-complex="bold"/>
      <style:map style:condition="of:cell-content()=&quot;Andamento&quot;" style:apply-style-name="cf4"/>
      <style:map style:condition="of:cell-content()=&quot;Concluido&quot;" style:apply-style-name="cf5"/>
      <style:map style:condition="of:cell-content()=&quot;Pendente&quot;" style:apply-style-name="cf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6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table:style-name="ce3"/>
          <table:table-cell table:style-name="ce6"/>
          <table:table-cell table:number-columns-repeated="16379" table:style-name="ce1"/>
        </table:table-row>
        <table:table-row table:style-name="ro3">
          <table:table-cell/>
          <table:table-cell office:value-type="string" table:number-columns-spanned="4" table:number-rows-spanned="1" table:style-name="ce47">
            <text:p>PROJETO HERPSAFE - BACKLOG</text:p>
          </table:table-cell>
          <table:covered-table-cell table:number-columns-repeated="3"/>
          <table:table-cell table:number-columns-repeated="2" table:style-name="ce1"/>
          <table:table-cell table:style-name="ce15"/>
          <table:table-cell office:value-type="string" table:number-columns-spanned="3" table:number-rows-spanned="1" table:style-name="ce50">
            <text:p>LEGENDA</text:p>
          </table:table-cell>
          <table:covered-table-cell table:number-columns-repeated="2"/>
          <table:table-cell table:style-name="ce14"/>
          <table:table-cell table:number-columns-repeated="16372"/>
        </table:table-row>
        <table:table-row table:style-name="ro4">
          <table:table-cell/>
          <table:table-cell office:value-type="string" table:style-name="ce2">
            <text:p>Requisitos</text:p>
          </table:table-cell>
          <table:table-cell office:value-type="string" table:style-name="ce2">
            <text:p>Descrição</text:p>
          </table:table-cell>
          <table:table-cell office:value-type="string" table:style-name="ce5">
            <text:p>Classificação</text:p>
          </table:table-cell>
          <table:table-cell office:value-type="string" table:style-name="ce7">
            <text:p>Status</text:p>
          </table:table-cell>
          <table:table-cell table:number-columns-repeated="2" table:style-name="ce1"/>
          <table:table-cell office:value-type="string" table:style-name="ce19">
            <text:p>Status</text:p>
          </table:table-cell>
          <table:table-cell office:value-type="string" table:style-name="ce16">
            <text:p>Pendente</text:p>
          </table:table-cell>
          <table:table-cell office:value-type="string" table:style-name="ce17">
            <text:p>Em Andamento</text:p>
          </table:table-cell>
          <table:table-cell office:value-type="string" table:style-name="ce18">
            <text:p>Concluido</text:p>
          </table:table-cell>
          <table:table-cell table:style-name="ce4"/>
          <table:table-cell table:number-columns-repeated="16372"/>
        </table:table-row>
        <table:table-row table:style-name="ro5">
          <table:table-cell/>
          <table:table-cell office:value-type="string" table:style-name="ce24">
            <text:p>Criar o Projeto no Github</text:p>
          </table:table-cell>
          <table:table-cell office:value-type="string" table:style-name="ce25">
            <text:p>Criar um repositório exclusivo no GitHub para o projeto.</text:p>
          </table:table-cell>
          <table:table-cell office:value-type="string" table:style-name="ce57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8">
            <text:p>Configurar Repositório do Projeto</text:p>
          </table:table-cell>
          <table:table-cell office:value-type="string" table:style-name="ce9">
            <text:p>Configurar o repositório, criando um README com a apresentação do projeto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8">
            <text:p>Manter o Github Atualizado</text:p>
          </table:table-cell>
          <table:table-cell office:value-type="string" table:style-name="ce9">
            <text:p>Usar o GitBash para fazer o upload de todas as camadas do projeto no GitHub, mantendo-o atualizado e utilizando versionamento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2" table:style-name="ce1"/>
          <table:table-cell office:value-type="string" table:number-columns-spanned="2" table:number-rows-spanned="1" table:style-name="ce56">
            <text:p>OPÇÕES DE CLASSIFICAÇÃO</text:p>
          </table:table-cell>
          <table:covered-table-cell/>
          <table:table-cell table:style-name="ce1"/>
          <table:table-cell office:value-type="string" table:style-name="ce20">
            <text:p>LEGENDA</text:p>
          </table:table-cell>
          <table:table-cell table:number-columns-repeated="16373" table:style-name="ce1"/>
        </table:table-row>
        <table:table-row table:style-name="ro3">
          <table:table-cell/>
          <table:table-cell office:value-type="string" table:style-name="ce28">
            <text:p>Prototipagem do Site</text:p>
          </table:table-cell>
          <table:table-cell office:value-type="string" table:style-name="ce29">
            <text:p>Desenvolver o protótipo do site no Figma, incluindo a identidade visual.</text:p>
          </table:table-cell>
          <table:table-cell office:value-type="string" table:style-name="ce59">
            <text:p>Importante</text:p>
          </table:table-cell>
          <table:table-cell office:value-type="string" table:style-name="ce27">
            <text:p>Concluido</text:p>
          </table:table-cell>
          <table:table-cell table:number-columns-repeated="2" table:style-name="ce1"/>
          <table:table-cell office:value-type="string" table:number-columns-spanned="2" table:number-rows-spanned="1" table:style-name="ce53">
            <text:p>Essencial</text:p>
          </table:table-cell>
          <table:covered-table-cell/>
          <table:table-cell table:style-name="ce1"/>
          <table:table-cell office:value-type="string" table:style-name="ce21">
            <text:p>Requisitos</text:p>
          </table:table-cell>
          <table:table-cell table:number-columns-repeated="16373" table:style-name="ce1"/>
        </table:table-row>
        <table:table-row table:style-name="ro6">
          <table:table-cell/>
          <table:table-cell office:value-type="string" table:style-name="ce28">
            <text:p>Site Institucional</text:p>
          </table:table-cell>
          <table:table-cell office:value-type="string" table:style-name="ce29">
            <text:p>Construir o site institucional, de acordo com os requisitos e o design estabelecido.</text:p>
          </table:table-cell>
          <table:table-cell office:value-type="string" table:style-name="ce59">
            <text:p>Essencial</text:p>
          </table:table-cell>
          <table:table-cell office:value-type="string" table:style-name="ce64">
            <text:p>Pendente</text:p>
          </table:table-cell>
          <table:table-cell table:number-columns-repeated="2" table:style-name="ce1"/>
          <table:table-cell office:value-type="string" table:number-columns-spanned="2" table:number-rows-spanned="1" table:style-name="ce54">
            <text:p>Importante</text:p>
          </table:table-cell>
          <table:covered-table-cell/>
          <table:table-cell table:style-name="ce1"/>
          <table:table-cell office:value-type="string" table:style-name="ce22">
            <text:p>Sub-Requisitos</text:p>
          </table:table-cell>
          <table:table-cell table:number-columns-repeated="16373" table:style-name="ce1"/>
        </table:table-row>
        <table:table-row table:style-name="ro8">
          <table:table-cell/>
          <table:table-cell office:value-type="string" table:style-name="ce8">
            <text:p>Tela de Cadastro de funcionário</text:p>
          </table:table-cell>
          <table:table-cell office:value-type="string" table:style-name="ce9">
            <text:p>Cadastrar usuário com nome, CPF, e-mail, código da empresa e senha. Necessário validação do e-mail e CPF.</text:p>
          </table:table-cell>
          <table:table-cell office:value-type="string" table:style-name="ce58">
            <text:p>Essencial</text:p>
          </table:table-cell>
          <table:table-cell office:value-type="string" table:style-name="ce65">
            <text:p>Pendente</text:p>
          </table:table-cell>
          <table:table-cell table:number-columns-repeated="2" table:style-name="ce1"/>
          <table:table-cell office:value-type="string" table:number-columns-spanned="2" table:number-rows-spanned="1" table:style-name="ce55">
            <text:p>Desejável</text:p>
          </table:table-cell>
          <table:covered-table-cell/>
          <table:table-cell table:style-name="ce1"/>
          <table:table-cell office:value-type="string" table:style-name="ce23">
            <text:p>Funcionalidades</text:p>
          </table:table-cell>
          <table:table-cell table:number-columns-repeated="16373" table:style-name="ce1"/>
        </table:table-row>
        <table:table-row table:style-name="ro9">
          <table:table-cell/>
          <table:table-cell office:value-type="string" table:style-name="ce8">
            <text:p>Tela de Login</text:p>
          </table:table-cell>
          <table:table-cell office:value-type="string" table:style-name="ce9">
            <text:p>Login através do e-mail e senha.</text:p>
          </table:table-cell>
          <table:table-cell office:value-type="string" table:style-name="ce58">
            <text:p>Essencial</text:p>
          </table:table-cell>
          <table:table-cell office:value-type="string" table:style-name="ce65">
            <text:p>Pendente</text:p>
          </table:table-cell>
          <table:table-cell table:number-columns-repeated="16379" table:style-name="ce1"/>
        </table:table-row>
        <table:table-row table:style-name="ro10">
          <table:table-cell/>
          <table:table-cell office:value-type="string" table:style-name="ce10">
            <text:p>Recuperação de senha</text:p>
          </table:table-cell>
          <table:table-cell office:value-type="string" table:style-name="ce11">
            <text:p>Opção logo abaixo do formulário de login para recuperar a senha. Ao acessar, solicitar o e-mail registrado. Caso seja encontrado nos registros, um e-mail será enviado ao e-mail cadastrado com instruções para recuperação.</text:p>
          </table:table-cell>
          <table:table-cell office:value-type="string" table:style-name="ce60">
            <text:p>Importante</text:p>
          </table:table-cell>
          <table:table-cell office:value-type="string" table:style-name="ce65">
            <text:p>Pendente</text:p>
          </table:table-cell>
          <table:table-cell table:number-columns-repeated="16379" table:style-name="ce1"/>
        </table:table-row>
        <table:table-row table:style-name="ro8">
          <table:table-cell/>
          <table:table-cell office:value-type="string" table:style-name="ce8">
            <text:p>Página de Home</text:p>
          </table:table-cell>
          <table:table-cell office:value-type="string" table:style-name="ce9">
            <text:p>Página com informações da empresa, direcionamento para a calculadora e subpáginas.</text:p>
          </table:table-cell>
          <table:table-cell office:value-type="string" table:style-name="ce58">
            <text:p>Essencial</text:p>
          </table:table-cell>
          <table:table-cell office:value-type="string" table:style-name="ce65">
            <text:p>Pendente</text:p>
          </table:table-cell>
          <table:table-cell table:number-columns-repeated="16379" table:style-name="ce1"/>
        </table:table-row>
        <table:table-row table:style-name="ro8">
          <table:table-cell/>
          <table:table-cell office:value-type="string" table:style-name="ce8">
            <text:p>Pagina Sobre-nós</text:p>
          </table:table-cell>
          <table:table-cell office:value-type="string" table:style-name="ce9">
            <text:p>Página com informações sobre a história da empresa, planos, metas, objetivos e equipe responsável.</text:p>
          </table:table-cell>
          <table:table-cell office:value-type="string" table:style-name="ce58">
            <text:p>Importante</text:p>
          </table:table-cell>
          <table:table-cell office:value-type="string" table:style-name="ce65">
            <text:p>Pendente</text:p>
          </table:table-cell>
          <table:table-cell table:number-columns-repeated="16379" table:style-name="ce1"/>
        </table:table-row>
        <table:table-row table:style-name="ro11">
          <table:table-cell/>
          <table:table-cell office:value-type="string" table:style-name="ce8">
            <text:p>Página Simulador Financeiro - Calculadora</text:p>
          </table:table-cell>
          <table:table-cell office:value-type="string" table:style-name="ce9">
            <text:p>Página que calcula finanças com as seguintes funções (a definir).</text:p>
          </table:table-cell>
          <table:table-cell office:value-type="string" table:style-name="ce58">
            <text:p>Importante</text:p>
          </table:table-cell>
          <table:table-cell office:value-type="string" table:style-name="ce65">
            <text:p>Pendente</text:p>
          </table:table-cell>
          <table:table-cell table:number-columns-repeated="16379" table:style-name="ce1"/>
        </table:table-row>
        <table:table-row table:style-name="ro8">
          <table:table-cell/>
          <table:table-cell office:value-type="string" table:style-name="ce8">
            <text:p>Pagina DashBoard - Home</text:p>
          </table:table-cell>
          <table:table-cell office:value-type="string" table:style-name="ce9">
            <text:p>Página com gráficos, tabelas e informações dos dados de temperatura e umidade.</text:p>
          </table:table-cell>
          <table:table-cell office:value-type="string" table:style-name="ce58">
            <text:p>Essencial</text:p>
          </table:table-cell>
          <table:table-cell office:value-type="string" table:style-name="ce65">
            <text:p>Pendente</text:p>
          </table:table-cell>
          <table:table-cell table:number-columns-repeated="16379" table:style-name="ce1"/>
        </table:table-row>
        <table:table-row table:style-name="ro8">
          <table:table-cell/>
          <table:table-cell office:value-type="string" table:style-name="ce10">
            <text:p>Filtro de Categorias</text:p>
          </table:table-cell>
          <table:table-cell office:value-type="string" table:style-name="ce11">
            <text:p>Filtro com categorias de seleção por animal, tipo de dado (temperatura ou umidade) e datas.</text:p>
          </table:table-cell>
          <table:table-cell office:value-type="string" table:style-name="ce60">
            <text:p>Importante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10">
            <text:p>Barra de Pesquisa</text:p>
          </table:table-cell>
          <table:table-cell office:value-type="string" table:style-name="ce11">
            <text:p>Barra de pesquisa com possibilidade de buscar pelo nome ou código do sensor.</text:p>
          </table:table-cell>
          <table:table-cell office:value-type="string" table:style-name="ce60">
            <text:p>Desejável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10">
            <text:p>Mapa de Recintos/Sensor</text:p>
          </table:table-cell>
          <table:table-cell office:value-type="string" table:style-name="ce11">
            <text:p>Tela responsável por exibir todos os sensores ativos nos recintos, mostrando detalhadamente a situação atual da temperatura do recinto selecionado.</text:p>
          </table:table-cell>
          <table:table-cell office:value-type="string" table:style-name="ce60">
            <text:p>Importante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10">
            <text:p>Alerta e Notificações</text:p>
          </table:table-cell>
          <table:table-cell office:value-type="string" table:style-name="ce11">
            <text:p>Exibir na tela um alerta em tempo real em casos de alterações de temperatura e umidade do recinto, notificando qual é o sensor responsável.</text:p>
          </table:table-cell>
          <table:table-cell office:value-type="string" table:style-name="ce60">
            <text:p>Essencial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10">
            <text:p>Gerar Relatórios</text:p>
          </table:table-cell>
          <table:table-cell office:value-type="string" table:style-name="ce11">
            <text:p>Botão que gera um documento com todas as informações do sensor, temperatura e umidade atual, para criar um histórico de registro com data.</text:p>
          </table:table-cell>
          <table:table-cell office:value-type="string" table:style-name="ce60">
            <text:p>Importante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11">
          <table:table-cell/>
          <table:table-cell office:value-type="string" table:style-name="ce8">
            <text:p>Tabela de Historico de Data de Registro</text:p>
          </table:table-cell>
          <table:table-cell office:value-type="string" table:style-name="ce9">
            <text:p>Exibir todos os registros de dados salvos pelo sistema.</text:p>
          </table:table-cell>
          <table:table-cell office:value-type="string" table:style-name="ce58">
            <text:p>Importante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12">
          <table:table-cell/>
          <table:table-cell office:value-type="string" table:style-name="ce28">
            <text:p>Criação do Banco de Dados</text:p>
          </table:table-cell>
          <table:table-cell office:value-type="string" table:style-name="ce29">
            <text:p>Criar o banco de dados e realizar as configurações iniciais.</text:p>
          </table:table-cell>
          <table:table-cell office:value-type="string" table:style-name="ce59">
            <text:p>Essencial</text:p>
          </table:table-cell>
          <table:table-cell office:value-type="string" table:style-name="ce33">
            <text:p>Em Andamento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8">
            <text:p>Modelagem de Dados</text:p>
          </table:table-cell>
          <table:table-cell office:value-type="string" table:style-name="ce9">
            <text:p>Definir as regras de negócio e modelar as tabelas iniciais do banco de dados, apresentando o script com os comandos CREATE.</text:p>
          </table:table-cell>
          <table:table-cell office:value-type="string" table:style-name="ce58">
            <text:p>Essencial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8">
            <text:p>Execução de Script de Inserção de Registro</text:p>
          </table:table-cell>
          <table:table-cell office:value-type="string" table:style-name="ce9">
            <text:p>Desenvolver o script de INSERT para inserir registros nas tabelas do banco de dados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8">
            <text:p>Execução de Script de Consulta de Dados</text:p>
          </table:table-cell>
          <table:table-cell office:value-type="string" table:style-name="ce9">
            <text:p>Desenvolver o script de SELECT para realizar consultas nos registros armazenados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13">
          <table:table-cell/>
          <table:table-cell office:value-type="string" table:style-name="ce28">
            <text:p>Estruturar e Configurar o Sensor ao Arduino</text:p>
          </table:table-cell>
          <table:table-cell office:value-type="string" table:style-name="ce29">
            <text:p>Montar toda a estrutura para conectar o sensor ao Arduino e configurar o script para execução e coleta de dados.</text:p>
          </table:table-cell>
          <table:table-cell office:value-type="string" table:style-name="ce59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28">
            <text:p>Criação da Máquina Virtual (VM)</text:p>
          </table:table-cell>
          <table:table-cell office:value-type="string" table:style-name="ce29">
            <text:p>Instalar a VM com o sistema operacional Ubuntu e criar um usuário na VM.</text:p>
          </table:table-cell>
          <table:table-cell office:value-type="string" table:style-name="ce59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28">
            <text:p>Documentação</text:p>
          </table:table-cell>
          <table:table-cell office:value-type="string" table:style-name="ce29">
            <text:p>Elaborar um documento com o contexto do projeto, objetivos, justificativa, escopo, premissas e restrições.</text:p>
          </table:table-cell>
          <table:table-cell office:value-type="string" table:style-name="ce59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8">
            <text:p>Contexto</text:p>
          </table:table-cell>
          <table:table-cell office:value-type="string" table:style-name="ce9">
            <text:p>Contextualizar o tema e a finalidade do projeto, fornecendo dados e informações relevantes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14">
          <table:table-cell/>
          <table:table-cell office:value-type="string" table:style-name="ce8">
            <text:p>Objetivos</text:p>
          </table:table-cell>
          <table:table-cell office:value-type="string" table:style-name="ce9">
            <text:p>Tudo o que pretende-se alcançar no final do projeto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8">
            <text:p>Justificativa</text:p>
          </table:table-cell>
          <table:table-cell office:value-type="string" table:style-name="ce9">
            <text:p>Argumento muito, muito convicente do porque o projeto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8">
            <text:p>Diagrama de Visão de Negócio</text:p>
          </table:table-cell>
          <table:table-cell office:value-type="string" table:style-name="ce9">
            <text:p>Representação gráfica da solução, apresentando todo o esquema simplificado do projeto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15">
          <table:table-cell/>
          <table:table-cell office:value-type="string" table:style-name="ce8">
            <text:p>Escopo</text:p>
          </table:table-cell>
          <table:table-cell office:value-type="string" table:style-name="ce9">
            <text:p>Contém todas as informações principais sobre o projeto: descrição, limites, objetivos, requisitos, entregas, equipe responsável, custos, prazos, premissas e restrições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8">
            <text:p>Premissas</text:p>
          </table:table-cell>
          <table:table-cell office:value-type="string" table:style-name="ce9">
            <text:p>Fatores associados ao escopo do projeto que, para fins de planejamento, assumidos como verdade, sem necessidade de comprovação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14">
          <table:table-cell/>
          <table:table-cell office:value-type="string" table:style-name="ce8">
            <text:p>Restrições</text:p>
          </table:table-cell>
          <table:table-cell office:value-type="string" table:style-name="ce9">
            <text:p>Limitações que podem comprometer a execução do projeto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8">
            <text:p>Marcos do Projeto</text:p>
          </table:table-cell>
          <table:table-cell office:value-type="string" table:style-name="ce9">
            <text:p>Os pontos principais e significativos do projeto.</text:p>
          </table:table-cell>
          <table:table-cell office:value-type="string" table:style-name="ce58">
            <text:p>Essencial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16">
          <table:table-cell/>
          <table:table-cell office:value-type="string" table:style-name="ce34">
            <text:p>Fontes biblíograficas</text:p>
          </table:table-cell>
          <table:table-cell office:value-type="string" table:style-name="ce35">
            <text:p>Todas as fontes de onde foram extraídos os dados e informações.</text:p>
          </table:table-cell>
          <table:table-cell office:value-type="string" table:style-name="ce61">
            <text:p>Importante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4">
            <text:p>Desenvolver Slides para Apresentação</text:p>
          </table:table-cell>
          <table:table-cell office:value-type="string" table:style-name="ce35">
            <text:p>Organizar e desenvolver os slides com os conteúdos que serão apresentados sobre o projeto.</text:p>
          </table:table-cell>
          <table:table-cell office:value-type="string" table:style-name="ce62">
            <text:p>Importante</text:p>
          </table:table-cell>
          <table:table-cell office:value-type="string" table:style-name="ce27">
            <text:p>Concluido</text:p>
          </table:table-cell>
          <table:table-cell table:number-columns-repeated="16379"/>
        </table:table-row>
        <table:table-row table:style-name="ro17">
          <table:table-cell/>
          <table:table-cell office:value-type="string" table:style-name="ce34">
            <text:p>Relacionamento N:N</text:p>
          </table:table-cell>
          <table:table-cell office:value-type="string" table:style-name="ce35">
            <text:p>Relacionamento N:N na modelagem lógica</text:p>
          </table:table-cell>
          <table:table-cell office:value-type="string" table:style-name="ce58">
            <text:p>Importante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18">
          <table:table-cell/>
          <table:table-cell office:value-type="string" table:style-name="ce37">
            <text:p>Integração do site com o banco</text:p>
          </table:table-cell>
          <table:table-cell office:value-type="string" table:style-name="ce38">
            <text:p>Integração total do site com o Banco de dados mySQL Server</text:p>
          </table:table-cell>
          <table:table-cell office:value-type="string" table:style-name="ce63">
            <text:p>Essencial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18">
          <table:table-cell/>
          <table:table-cell office:value-type="string" table:style-name="ce37">
            <text:p>Site na Máquina Virtual</text:p>
          </table:table-cell>
          <table:table-cell office:value-type="string" table:style-name="ce38">
            <text:p>Integração total do site na máquina virtual</text:p>
          </table:table-cell>
          <table:table-cell office:value-type="string" table:style-name="ce63">
            <text:p>Essencial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18">
          <table:table-cell/>
          <table:table-cell office:value-type="string" table:style-name="ce34">
            <text:p>Fluxograma de Suporte</text:p>
          </table:table-cell>
          <table:table-cell office:value-type="string" table:style-name="ce35">
            <text:p>Forma visual de como é realizado o suporte</text:p>
          </table:table-cell>
          <table:table-cell office:value-type="string" table:style-name="ce58">
            <text:p>Importante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19">
          <table:table-cell/>
          <table:table-cell office:value-type="string" table:style-name="ce34">
            <text:p>Ferramento Help Desk</text:p>
          </table:table-cell>
          <table:table-cell office:value-type="string" table:style-name="ce35">
            <text:p>Suporte ao cliente em caso de problema</text:p>
          </table:table-cell>
          <table:table-cell office:value-type="string" table:style-name="ce58">
            <text:p>Importante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style-name="ro20">
          <table:table-cell/>
          <table:table-cell office:value-type="string" table:style-name="ce37">
            <text:p>Atualização da Documentação</text:p>
          </table:table-cell>
          <table:table-cell office:value-type="string" table:style-name="ce38">
            <text:p>Incrementar as novas pesquisas na documentação</text:p>
          </table:table-cell>
          <table:table-cell office:value-type="string" table:style-name="ce63">
            <text:p>Essencial</text:p>
          </table:table-cell>
          <table:table-cell office:value-type="string" table:style-name="ce65">
            <text:p>Pendente</text:p>
          </table:table-cell>
          <table:table-cell table:number-columns-repeated="16379"/>
        </table:table-row>
        <table:table-row table:number-rows-repeated="1048531" table:style-name="ro1">
          <table:table-cell table:number-columns-repeated="16384"/>
        </table:table-row>
      </table:table>
      <table:database-ranges>
        <table:database-range table:target-range-address="Planilha1.B4:Planilha1.E45" table:name="Tabela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Berlin Sans FB" svg:font-family="&quot;Berlin Sans FB&quot;"/>
    <style:font-face style:name="Euphemia" svg:font-family="Euphemia"/>
  </office:font-face-decls>
  <office:styles>
    <number:number-style style:name="N0">
      <number:number number:min-integer-digits="1"/>
    </number:number-style>
    <style:style style:name="_50_0_37__32_-_32__202_nfase6" style:display-name="20% - Ênfase6" style:family="table-cell" style:data-style-name="N0">
      <style:table-cell-properties fo:background-color="#DAF2D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ext-properties fo:color="#0070C0"/>
    </style:style>
    <style:style style:name="cf2" style:family="table-cell">
      <style:text-properties fo:color="#C00000"/>
    </style:style>
    <style:style style:name="cf3" style:family="table-cell">
      <style:text-properties fo:color="#00630F"/>
    </style:style>
    <style:style style:name="cf4" style:family="table-cell">
      <style:table-cell-properties fo:background-color="#FFD900"/>
    </style:style>
    <style:style style:name="cf5" style:family="table-cell">
      <style:table-cell-properties fo:background-color="#0F9ED5"/>
      <style:text-properties fo:color="#FFFFFF"/>
    </style:style>
    <style:style style:name="cf6" style:family="table-cell">
      <style:table-cell-properties fo:background-color="#E30000"/>
      <style:text-properties fo:color="#FFFFFF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3-01T19:49:59Z</meta:creation-date>
    <dc:date>2025-05-07T23:36:19Z</dc:date>
  </office:meta>
</office:document-meta>
</file>